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Thai" svg:font-family="'Droid Sans Thai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4.441cm" fo:margin-left="0.748cm" table:align="left" style:writing-mode="lr-tb"/>
    </style:style>
    <style:style style:name="Tabla2.A" style:family="table-column">
      <style:table-column-properties style:column-width="13.301cm"/>
    </style:style>
    <style:style style:name="Tabla2.B" style:family="table-column">
      <style:table-column-properties style:column-width="1.13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4.54cm" fo:margin-left="0.704cm" table:align="left" style:writing-mode="lr-tb"/>
    </style:style>
    <style:style style:name="Tabla3.A" style:family="table-column">
      <style:table-column-properties style:column-width="13.305cm"/>
    </style:style>
    <style:style style:name="Tabla3.B" style:family="table-column">
      <style:table-column-properties style:column-width="1.235cm"/>
    </style:style>
    <style:style style:name="Tabla3.1" style:family="table-row">
      <style:table-row-properties style:min-row-height="0.45cm" fo:keep-together="auto"/>
    </style:style>
    <style:style style:name="Tabla3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4" style:family="table">
      <style:table-properties style:width="13.43cm" fo:margin-left="0.196cm" table:align="left" style:writing-mode="lr-tb"/>
    </style:style>
    <style:style style:name="Tabla4.A" style:family="table-column">
      <style:table-column-properties style:column-width="12.372cm"/>
    </style:style>
    <style:style style:name="Tabla4.B" style:family="table-column">
      <style:table-column-properties style:column-width="1.058cm"/>
    </style:style>
    <style:style style:name="Tabla4.1" style:family="table-row">
      <style:table-row-properties style:min-row-height="0.9cm" fo:keep-together="auto"/>
    </style:style>
    <style:style style:name="Tabla4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5" style:family="table">
      <style:table-properties style:width="13.801cm" fo:margin-left="-0.03cm" table:align="left" style:writing-mode="lr-tb"/>
    </style:style>
    <style:style style:name="Tabla5.A" style:family="table-column">
      <style:table-column-properties style:column-width="12.751cm"/>
    </style:style>
    <style:style style:name="Tabla5.B" style:family="table-column">
      <style:table-column-properties style:column-width="1.05cm"/>
    </style:style>
    <style:style style:name="Tabla5.1" style:family="table-row">
      <style:table-row-properties style:min-row-height="0.45cm" fo:keep-together="auto"/>
    </style:style>
    <style:style style:name="Tabla5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5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9" style:family="table-row">
      <style:table-row-properties style:min-row-height="0.9cm" fo:keep-together="auto"/>
    </style:style>
    <style:style style:name="Tabla5.10" style:family="table-row">
      <style:table-row-properties style:min-row-height="1.349cm" fo:keep-together="auto"/>
    </style:style>
    <style:style style:name="Tabla5.20" style:family="table-row">
      <style:table-row-properties style:min-row-height="0.556cm" fo:keep-together="auto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weight="bold" style:font-weight-asian="bold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8pt" fo:font-weight="bold" style:font-size-asian="8pt" style:font-weight-asian="bold" style:font-size-complex="8pt"/>
    </style:style>
    <style:style style:name="P7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size-asian="10pt" style:language-asian="es" style:country-asian="AR" style:font-style-asian="italic" style:font-weight-asian="bold" style:font-name-complex="Arial" style:font-size-complex="10pt" style:font-style-complex="italic" style:font-weight-complex="bold"/>
    </style:style>
    <style:style style:name="P9" style:family="paragraph" style:parent-style-name="Standard">
      <style:paragraph-properties style:snap-to-layout-grid="false"/>
      <style:text-properties style:font-name="Arial" fo:font-size="10pt" fo:font-weight="bold" style:font-size-asian="10pt" style:language-asian="es" style:country-asian="AR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language-asian="es" style:country-asian="AR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size-asian="10pt" style:language-asian="es" style:country-asian="AR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language-asian="es" style:country-asian="AR" style:font-style-asian="italic" style:font-weight-asian="bold" style:font-name-complex="Arial" style:font-size-complex="14pt" style:font-style-complex="italic" style:font-weight-complex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imes New Roman1" fo:font-size="12pt" fo:font-style="italic" fo:font-weight="bold" style:font-size-asian="12pt" style:language-asian="es" style:country-asian="AR" style:font-style-asian="italic" style:font-weight-asian="bold" style:font-name-complex="Arial" style:font-size-complex="12pt" style:font-style-complex="italic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1" fo:font-size="12pt" fo:font-style="italic" fo:font-weight="bold" fo:background-color="transparent" style:font-size-asian="12pt" style:language-asian="es" style:country-asian="AR" style:font-style-asian="italic" style:font-weight-asian="bold" style:font-name-complex="Arial" style:font-size-complex="12pt" style:font-style-complex="italic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1" fo:font-size="12pt" fo:font-style="italic" fo:font-weight="bold" fo:background-color="transparent" style:font-size-asian="12pt" style:language-asian="es" style:country-asian="AR" style:font-style-asian="italic" style:font-weight-asian="bold" style:font-name-complex="Arial" style:font-size-complex="12pt" style:font-style-complex="italic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style:font-size-asian="12pt" style:language-asian="es" style:country-asian="AR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1" fo:font-size="12pt" style:font-size-asian="12pt" style:font-size-complex="12pt"/>
    </style:style>
    <style:style style:name="P19" style:family="paragraph" style:parent-style-name="Standard">
      <style:paragraph-properties style:line-height-at-least="0.353cm" fo:text-align="justify" style:justify-single-word="false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fo:margin-top="0cm" fo:margin-bottom="0cm" fo:text-align="justify" style:justify-single-word="false" style:snap-to-layout-grid="false"/>
    </style:style>
    <style:style style:name="P22" style:family="paragraph" style:parent-style-name="Standard">
      <style:paragraph-properties fo:margin-top="0cm" fo:margin-bottom="0cm" style:line-height-at-least="0.176cm" fo:text-align="justify" style:justify-single-word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.806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style:line-height-at-least="0.176cm" fo:text-align="justify" style:justify-single-word="false" fo:text-indent="0.806cm" style:auto-text-indent="false"/>
      <style:text-properties fo:font-style="normal" style:font-style-asian="normal" style:font-style-complex="normal"/>
    </style:style>
    <style:style style:name="P25" style:family="paragraph" style:parent-style-name="Standard">
      <style:paragraph-properties fo:margin-left="0cm" fo:margin-right="0cm" fo:margin-top="0cm" fo:margin-bottom="0cm" style:line-height-at-least="0.176cm" fo:text-align="justify" style:justify-single-word="false" fo:text-indent="0.806cm" style:auto-text-indent="false"/>
      <style:text-properties fo:font-style="normal" style:font-style-asian="normal" style:font-style-complex="normal"/>
    </style:style>
    <style:style style:name="P2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.806cm" style:auto-text-indent="false"/>
      <style:text-properties fo:font-style="normal" style:font-style-asian="normal" style:font-style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.649cm" style:auto-text-indent="false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.649cm" style:auto-text-indent="false"/>
      <style:text-properties style:font-name="Times New Roman1" fo:font-size="12pt" style:font-size-asian="12pt" style:font-size-complex="12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.6cm" style:auto-text-indent="false"/>
      <style:text-properties style:font-name="Times New Roman1" fo:font-size="12pt" style:font-size-asian="12pt" style:font-size-complex="12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.6cm" style:auto-text-indent="false"/>
      <style:text-properties style:font-name="Times New Roman1" fo:font-size="12pt" fo:font-weight="normal" style:font-size-asian="12pt" style:language-asian="es" style:country-asian="AR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2pt" style:font-size-asian="12pt" style:font-size-complex="12pt"/>
    </style:style>
    <style:style style:name="P32" style:family="paragraph" style:parent-style-name="arielito">
      <style:paragraph-properties fo:margin-top="0cm" fo:margin-bottom="0.212cm"/>
    </style:style>
    <style:style style:name="P33" style:family="paragraph" style:parent-style-name="Standard">
      <style:paragraph-properties fo:margin-top="0cm" fo:margin-bottom="0.212cm" style:snap-to-layout-grid="false"/>
      <style:text-properties fo:color="#ffffff"/>
    </style:style>
    <style:style style:name="P34" style:family="paragraph" style:parent-style-name="Sangría_20_2_20_de_20_t._20_independiente">
      <style:paragraph-properties fo:margin-left="0.009cm" fo:margin-right="0cm" fo:margin-top="0cm" fo:margin-bottom="0cm" fo:text-align="justify" style:justify-single-word="false" fo:orphans="2" fo:widows="2" fo:hyphenation-ladder-count="no-limit" fo:text-indent="0cm" style:auto-text-indent="false" style:snap-to-layout-grid="false" style:writing-mode="lr-tb"/>
      <style:text-properties style:use-window-font-color="true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35" style:family="paragraph" style:parent-style-name="arielito">
      <style:paragraph-properties fo:text-align="center" style:justify-single-word="false"/>
    </style:style>
    <style:style style:name="P36" style:family="paragraph" style:parent-style-name="arielito">
      <style:paragraph-properties fo:text-align="justify" style:justify-single-word="false"/>
    </style:style>
    <style:style style:name="P37" style:family="paragraph" style:parent-style-name="arielito">
      <style:paragraph-properties fo:text-align="start" style:justify-single-word="false"/>
    </style:style>
    <style:style style:name="P38" style:family="paragraph" style:parent-style-name="Standard">
      <style:paragraph-properties fo:margin-left="0.002cm" fo:margin-right="1.187cm" fo:text-align="justify" style:justify-single-word="false" fo:text-indent="0.025cm" style:auto-text-indent="false">
        <style:tab-stops/>
      </style:paragraph-properties>
      <style:text-properties style:font-name="Arial" fo:font-size="10pt" fo:font-weight="bold" style:font-size-asian="10pt" style:language-asian="es" style:country-asian="AR" style:font-weight-asian="bold" style:font-name-complex="Arial" style:font-size-complex="10pt" style:font-weight-complex="bold"/>
    </style:style>
    <style:style style:name="P39" style:family="paragraph" style:parent-style-name="Standard">
      <style:paragraph-properties fo:margin-left="0.053cm" fo:margin-right="1.187cm" fo:text-align="justify" style:justify-single-word="false" fo:text-indent="0cm" style:auto-text-indent="false"/>
      <style:text-properties style:font-name="Arial" fo:font-size="10pt" fo:background-color="transparent" style:font-size-asian="10pt" style:language-asian="es" style:country-asian="AR" style:font-name-complex="Arial" style:font-size-complex="10pt"/>
    </style:style>
    <style:style style:name="P40" style:family="paragraph" style:parent-style-name="Standard">
      <style:paragraph-properties fo:margin-left="0.053cm" fo:margin-right="1.187cm" fo:text-align="justify" style:justify-single-word="false" fo:text-indent="0cm" style:auto-text-indent="false"/>
      <style:text-properties style:font-name="Arial" fo:font-size="10pt" style:font-size-asian="10pt" style:language-asian="es" style:country-asian="AR" style:font-name-complex="Arial" style:font-size-complex="10pt"/>
    </style:style>
    <style:style style:name="P41" style:family="paragraph" style:parent-style-name="Standard">
      <style:paragraph-properties fo:margin-left="0.104cm" fo:margin-right="1.187cm" fo:text-align="justify" style:justify-single-word="false" fo:text-indent="-0.025cm" style:auto-text-indent="false">
        <style:tab-stops/>
      </style:paragraph-properties>
      <style:text-properties style:font-name="Arial" fo:font-size="10pt" style:font-size-asian="10pt" style:language-asian="es" style:country-asian="AR" style:font-name-complex="Arial" style:font-size-complex="10pt"/>
    </style:style>
    <style:style style:name="P42" style:family="paragraph" style:parent-style-name="Standard">
      <style:paragraph-properties fo:margin-left="0.078cm" fo:margin-right="1.187cm" fo:text-align="justify" style:justify-single-word="false" fo:text-indent="0cm" style:auto-text-indent="false"/>
      <style:text-properties style:font-name="Arial" fo:font-size="10pt" style:font-size-asian="10pt" style:language-asian="es" style:country-asian="AR" style:font-name-complex="Arial" style:font-size-complex="10pt"/>
    </style:style>
    <style:style style:name="P43" style:family="paragraph" style:parent-style-name="Standard">
      <style:paragraph-properties fo:margin-left="0.078cm" fo:margin-right="1.187cm" fo:text-align="justify" style:justify-single-word="false" fo:text-indent="0cm" style:auto-text-indent="false"/>
      <style:text-properties style:font-name="Arial" fo:font-size="10pt" fo:font-weight="normal" style:font-size-asian="10pt" style:language-asian="es" style:country-asian="AR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left="0.104cm" fo:margin-right="1.187cm" fo:text-align="justify" style:justify-single-word="false" fo:text-indent="0cm" style:auto-text-indent="false"/>
      <style:text-properties style:font-name="Arial" fo:font-size="10pt" style:font-size-asian="10pt" style:language-asian="es" style:country-asian="AR" style:font-name-complex="Arial" style:font-size-complex="10pt"/>
    </style:style>
    <style:style style:name="P45" style:family="paragraph" style:parent-style-name="Standard">
      <style:paragraph-properties fo:margin-left="0.03cm" fo:margin-right="1.187cm" fo:text-align="justify" style:justify-single-word="false" fo:text-indent="0cm" style:auto-text-indent="false"/>
      <style:text-properties style:font-name="Arial" fo:font-size="10pt" style:font-size-asian="10pt" style:language-asian="es" style:country-asian="AR" style:font-name-complex="Arial" style:font-size-complex="10pt"/>
    </style:style>
    <style:style style:name="P46" style:family="paragraph" style:parent-style-name="Standard">
      <style:paragraph-properties fo:margin-left="0.028cm" fo:margin-right="0.002cm" fo:text-align="justify" style:justify-single-word="false" fo:text-indent="0cm" style:auto-text-indent="false"/>
      <style:text-properties style:font-name="Arial" fo:font-size="10pt" style:font-size-asian="10pt" style:language-asian="es" style:country-asian="AR" style:font-name-complex="Arial" style:font-size-complex="10pt"/>
    </style:style>
    <style:style style:name="P47" style:family="paragraph" style:parent-style-name="arielito">
      <style:paragraph-properties fo:margin-left="2.318cm" fo:margin-right="0cm" fo:text-align="justify" style:justify-single-word="false" fo:text-indent="-2.318cm" style:auto-text-indent="false">
        <style:tab-stops/>
      </style:paragraph-properties>
    </style:style>
    <style:style style:name="P48" style:family="paragraph" style:parent-style-name="arielito" style:master-page-name="Standard">
      <style:paragraph-properties fo:text-align="center" style:justify-single-word="false" style:page-number="auto"/>
    </style:style>
    <style:style style:name="P49" style:family="paragraph" style:parent-style-name="arielito">
      <style:paragraph-properties fo:margin-top="0cm" fo:margin-bottom="0cm"/>
    </style:style>
    <style:style style:name="P50" style:family="paragraph" style:parent-style-name="arielito">
      <style:paragraph-properties fo:margin-top="0cm" fo:margin-bottom="0cm" fo:text-align="center" style:justify-single-word="false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imes New Roman1" style:font-name-complex="Times New Roman1"/>
    </style:style>
    <style:style style:name="T3" style:family="text">
      <style:text-properties fo:font-size="8pt" style:font-name-asian="Trebuchet MS" style:font-size-asian="8pt" style:font-size-complex="8pt"/>
    </style:style>
    <style:style style:name="T4" style:family="text">
      <style:text-properties fo:font-size="5pt" style:font-size-asian="5pt" style:font-size-complex="5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language-asian="es" style:country-asian="AR" style:font-style-asian="italic" style:font-weight-asian="bold" style:font-name-complex="Arial" style:font-style-complex="italic" style:font-weight-complex="bold"/>
    </style:style>
    <style:style style:name="T7" style:family="text">
      <style:text-properties fo:font-style="italic" fo:font-weight="normal" style:language-asian="es" style:country-asian="AR" style:font-style-asian="italic" style:font-weight-asian="normal" style:font-name-complex="Arial" style:font-style-complex="italic" style:font-weight-complex="normal"/>
    </style:style>
    <style:style style:name="T8" style:family="text">
      <style:text-properties fo:font-style="italic" fo:background-color="transparent" style:language-asian="es" style:country-asian="AR" style:font-style-asian="italic" style:font-name-complex="Arial" style:font-style-complex="italic"/>
    </style:style>
    <style:style style:name="T9" style:family="text">
      <style:text-properties style:font-name-complex="Droid Sans Thai"/>
    </style:style>
    <style:style style:name="T10" style:family="text">
      <style:text-properties fo:font-weight="bold" style:language-asian="es" style:country-asian="AR" style:font-weight-asian="bold" style:font-name-complex="Ari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language-asian="es" style:country-asian="AR" style:font-weight-asian="normal" style:font-name-complex="Ari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ORDENANZA N° 2552-CM-14</text:p>
      <text:p text:style-name="P35"/>
      <text:p text:style-name="P36">DESCRIPCIÓN SINTÉTICA: MODIFICACIÓN ORDENANZA 2488-CM-13. </text:p>
      <text:p text:style-name="P36"/>
      <text:p text:style-name="P36">ANTECEDENTES</text:p>
      <text:p text:style-name="P23">Ordenanza 2511-CM-14: Modificación Ordenanza 2487-CM-13.</text:p>
      <text:p text:style-name="P23"/>
      <text:p text:style-name="P23">Ordenanza 2488-CM-13: Modifica Determinación Componente B. Tasa de Inspección, Seguridad e Higiene. Deroga Ordenanzas 2161-CM-11 y 1811-CM-08. </text:p>
      <text:p text:style-name="P24"/>
      <text:p text:style-name="P24">Ordenanza 2487-CM-13: Modifica Ordenanza Tarifaria 2375-CM-12.</text:p>
      <text:p text:style-name="P24"/>
      <text:p text:style-name="P24">Ordenanza 2486-CM-13: Modifica Ordenanzas 2374-CM-12 y 2375-CM-12.</text:p>
      <text:p text:style-name="P24"/>
      <text:p text:style-name="P24">Ordenanza 2392-CM-13: Modificación Ordenanza Tarifaria Municipal 2375-CM-12.</text:p>
      <text:p text:style-name="P23"/>
      <text:p text:style-name="P23">Ordenanza 2375-CM-12: Ordenanza Tarifaria Municipal y modificatorias.</text:p>
      <text:p text:style-name="P23"/>
      <text:p text:style-name="P23">Ordenanza 2374-CM-12: Ordenanza Fiscal Municipal y modificatorias.</text:p>
      <text:p text:style-name="P23"/>
      <text:p text:style-name="P23">Ordenanza 1812-CM-08: Establece el componente B de la Tasa por Inspección, Seguridad e Higiene. Emprotur.</text:p>
      <text:p text:style-name="P23"/>
      <text:p text:style-name="P26">Ordenanza 1648-CM-06: Autoriza al Sr. Intendente Municipal a suscribir convenio con el EMPROTUR seguimiento y monitoreo cobro Componente B, Tasa Inspección, Seguridad e Higiene y padrón comercial.</text:p>
      <text:p text:style-name="P26"/>
      <text:p text:style-name="P25">Ordenanza 789-CM-97: Normas para la presentación de proyectos modificatorios de las Ordenanzas Fiscal y Tarifaria.</text:p>
      <text:p text:style-name="P22"/>
      <text:p text:style-name="P36">FUNDAMENTOS</text:p>
      <text:p text:style-name="P29">A los fines de la liquidación del Componente B de la Tasa de Inspección, Seguridad e Higiene (TISH) se estableció en la Ordenanza 2488-CM-13 nuevos parámetros para su cuantificación incorporando un coeficiente que determina el importe a abonar. Este coeficiente determina la mayor o menor relación de la actividad comercial con el turismo, diferenciándolos entre Directos e Indirectos.</text:p>
      <text:p text:style-name="P29"/>
      <text:p text:style-name="P29">En la mencionada Ordenanza la actividad de <text:span text:style-name="T6">Preparación y venta de comidas para llevar n.c.p. (Incluye casas de comidas, rotiserías y demás lugares que no poseen espacio para el consumo in situ)</text:span><text:span text:style-name="T10"> </text:span><text:span text:style-name="T12">que se encuentra dentro de la sección </text:span><text:span text:style-name="T7">HOTELES, RESTAURANTES, BARES Y SIMILARES</text:span><text:span text:style-name="T12"> se encuentra clasificada como actividad directamente relacionada con la actividad del turismo, fijando el coeficiente del 0,19 sobre el monto que resulta a abonar por la Tasa de Inspección, Seguridad e Higiente (TISH). </text:span></text:p>
      <text:p text:style-name="P29"/>
      <text:p text:style-name="P30">Asimismo, el artículo 4º de la Ordenanza arriba citada establece los pagos mínimos del Componente B, dependiendo de ello su relación directa e indirecta con la actividad del turismo. </text:p>
      <text:p text:style-name="P29"/>
      <text:p text:style-name="P30">Actividad Directa “D” = $250.</text:p>
      <text:p text:style-name="P30">Actividad Indirecta “I” = $80.</text:p>
      <text:p text:style-name="P30">Actividad Indirecta Zona III = $30.</text:p>
      <text:p text:style-name="P29"><text:soft-page-break/></text:p>
      <text:p text:style-name="P28">Con ello y considerando que la actividad de las <text:span text:style-name="T9">Rotiserías</text:span> no se encuentra vinculada directamente con la actividad turística, se propone la siguiente modificación: </text:p>
      <text:p text:style-name="P2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Preparación y venta de comidas para llevar n.c.p. (Incluye casas de comidas, rotiserías y demás lugares que no poseen espacio para el consumo in situ) </text:p>
          </table:table-cell>
          <table:table-cell table:style-name="Tabla2.B1" office:value-type="string">
            <text:p text:style-name="P17">I</text:p>
          </table:table-cell>
        </table:table-row>
      </table:table>
      <text:p text:style-name="P18"/>
      <text:p text:style-name="P29">Asimismo, en la mencionada ordenanza la actividad de <text:span text:style-name="T8">Servicios de organización, dirección y gestión de prácticas deportivas y explotación de las instalaciones (Incluye clubes, gimnasios y otras instalaciones para practicar deportes) se </text:span><text:span text:style-name="T5">encuentra triplicada en la sección de Servicios de Esparcimiento</text:span>. A su vez dicha actividad presenta distintos tipos de coeficientes, es por ello que se advierte la necesidad de proceder a su corrección, debiendo quedar el mismo de la siguiente manera:</text:p>
      <text:p text:style-name="P3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Servicios de organización, dirección y gestión de prácticas deportivas y explotación de las instalaciones (Incluye clubes, gimnasios y otras instalaciones para practicar deportes) </text:p>
          </table:table-cell>
          <table:table-cell table:style-name="Tabla3.B1" office:value-type="string">
            <text:p text:style-name="P15">I</text:p>
          </table:table-cell>
        </table:table-row>
      </table:table>
      <text:p text:style-name="P31"/>
      <text:p text:style-name="P28">Por otro lado, y en acuerdo con la Ordenanza 2511-CM-14 surge la necesidad de modificar el “<text:span text:style-name="T5">coeficiente para actividad</text:span>” de la Ordenanza 2488-CM-13 para el <text:span text:style-name="T5">Rubro Agencias Oficiales de Loterías y Quinielas</text:span>, de la Sección de Servicios de Esparcimiento. Dicho rubro está nomenclado como actividad “D” directamente vinculada con la actividad turística. Sin embargo como bien se puede conocer las Agencias Oficiales de Loterías y Quinielas mantienen una relación indirecta con la actividad asociada al turismo, siendo entonces el coeficiente para actividad “I”. </text:p>
      <text:p text:style-name="P27"/>
      <text:p text:style-name="P47">AUTORES: Concejales Leandro Lescano (AFSP); Alejandro Ramos Mejía (PJ); Irma Haneck (SUR) y Prof. Elena Welleschik (UCR).</text:p>
      <text:p text:style-name="P36"/>
      <text:p text:style-name="P37">COLABORADORA: Cdra. Lilian Baroni. </text:p>
      <text:p text:style-name="P37"/>
      <text:p text:style-name="P35">El proyecto original Nº 633/14, con las modificaciones introducidas, fue aprobado en la sesión del día 2 de septiembre de 2014, según consta en el Acta Nº 1023/14. Por ello, en ejercicio de las atribuciones que le otorga el Art. 38 de la Carta Orgánica Municipal,</text:p>
      <text:p text:style-name="P35"/>
      <text:p text:style-name="P35">EL CONCEJO MUNICIPAL DE SAN CARLOS DE BARILOCHE</text:p>
      <text:p text:style-name="P35">SANCIONA CON CARÁCTER DE </text:p>
      <text:p text:style-name="P50"/>
      <text:p text:style-name="P50">ORDENANZA</text:p>
      <text:p text:style-name="P4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2">Art. <text:s/>1°) </text:p>
          </table:table-cell>
          <table:table-cell table:style-name="Tabla1.A1" office:value-type="string">
            <text:p text:style-name="P19">Se modifica en la sección de <text:span text:style-name="T11">HOTELES, RESTAURANTES, BARES Y SIMILARES del ANEXO I </text:span>de la <text:span text:style-name="T11">Ordenanza 2488-CM-13</text:span> la actividad que a continuación se detalla: </text:p>
            <text:p text:style-name="P13"/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8">Preparación y venta de comidas para llevar n.c.p. (Incluye casas de comidas, rotiserías y demás lugares que no poseen espacio para el consumo in situ) </text:p>
                </table:table-cell>
                <table:table-cell table:style-name="Tabla4.B1" office:value-type="string">
                  <text:p text:style-name="P12">I</text:p>
                </table:table-cell>
              </table:table-row>
            </table:table>
            <text:p text:style-name="P20"/>
          </table:table-cell>
        </table:table-row>
        <text:soft-page-break/>
        <table:table-row table:style-name="Tabla1.1">
          <table:table-cell table:style-name="Tabla1.A1" office:value-type="string">
            <text:p text:style-name="P32">Art. <text:s/>2°)</text:p>
          </table:table-cell>
          <table:table-cell table:style-name="Tabla1.A1" office:value-type="string">
            <text:p text:style-name="P19">Se reemplaza la sección de <text:span text:style-name="T11">Servicios de Esparcimiento del ANEXO I </text:span>de la <text:span text:style-name="T11">Ordenanza 2488-CM-13</text:span> por el que se detalla a continuación: </text:p>
            <text:p text:style-name="P13"/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38">SERVICIOS DE ESPARCIMIENTO</text:p>
                </table:table-cell>
                <table:table-cell table:style-name="Tabla5.B1" office:value-type="string">
                  <text:p text:style-name="P9"/>
                </table:table-cell>
              </table:table-row>
              <table:table-row table:style-name="Tabla5.1">
                <table:table-cell table:style-name="Tabla5.A2" office:value-type="string">
                  <text:p text:style-name="P39">Servicios de organización, dirección y gestión de prácticas deportivas y explotación de las instalaciones (Incluye clubes, gimnasios y otras instalaciones para practicar deportes) </text:p>
                </table:table-cell>
                <table:table-cell table:style-name="Tabla5.B2" office:value-type="string">
                  <text:p text:style-name="P11">I</text:p>
                </table:table-cell>
              </table:table-row>
              <table:table-row table:style-name="Tabla5.1">
                <table:table-cell table:style-name="Tabla5.A2" office:value-type="string">
                  <text:p text:style-name="P40">Producción de filmes y videocintas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Distribución de filmes y videocinta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Exhibición de filmes y videocinta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Servicios de radio (No incluye la transmisión, actividad 642010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Producción y distribución por televisión (No incluye la transmisión, actividad 642010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1">Producción de espectáculos teatrales y musicale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9">
                <table:table-cell table:style-name="Tabla5.A2" office:value-type="string">
                  <text:p text:style-name="P42">Composición y representación de obras teatrales, musicales y artísticas (Incluye a compositores, actores, músicos, conferencistas, pintores, artistas plásticos, etc.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0">
                <table:table-cell table:style-name="Tabla5.A2" office:value-type="string">
                  <text:p text:style-name="P40">Servicios conexos a la producción de espectáculos teatrales y musicales (Incluye diseño y manejo de escenografía, montaje de iluminación y sonido, funcionamiento de agencias de venta de billetes de teatro, conciertos, etc.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4">Servicios de salones de baile, discotecas y similare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Salón para Eventos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0">Salón para Fiestas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9">
                <table:table-cell table:style-name="Tabla5.A2" office:value-type="string">
                  <text:p text:style-name="P40">Servicios de espectáculos artísticos y de diversión <text:s/>n.c.p. (Incluye parques de diversión y centros similares, circenses, de títeres, mimos etc.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9">
                <table:table-cell table:style-name="Tabla5.A2" office:value-type="string">
                  <text:p text:style-name="P40">Servicios de agencias de noticias y servicios de información (Incluye el suministro de material informativo, fotográfico y periodístico a medios de difusión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bibliotecas y archivos 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museos y preservación de lugares y edificios históricos 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jardines botánicos, zoológicos y de parques nacionales 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1">
                <table:table-cell table:style-name="Tabla5.A2" office:value-type="string">
                  <text:p text:style-name="P42">Organización, dirección, gestión y explotación de las instalaciones de natatorios 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20">
                <table:table-cell table:style-name="Tabla5.A2" office:value-type="string">
                  <text:p text:style-name="P42">Organización, dirección, gestión y explotación de las instalaciones de alquiler de fourtrax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9">
                <table:table-cell table:style-name="Tabla5.A2" office:value-type="string">
                  <text:p text:style-name="P42">Organización, dirección, gestión y/o explotación de las instalaciones para cabalgatas <text:s text:c="2"/>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2">Promoción y producción de espectáculos deportivo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0">
                <table:table-cell table:style-name="Tabla5.A2" office:value-type="string">
                  <text:p text:style-name="P42">Servicios prestados por profesionales y técnicos, para la realización de prácticas deportivas (Incluye la actividad realizada por deportistas, atletas, entrenadores, instructores, jueces árbitros, escuelas de deporte, etc.)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esparcimiento relacionados con juegos de azar y apuestas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3">Servicios de Agencias Oficiales de Loterías y Quinielas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salones de juegos infantiles (peloteros, juegos de destreza, etc.) </text:p>
                </table:table-cell>
                <table:table-cell table:style-name="Tabla5.B2" office:value-type="string">
                  <text:p text:style-name="P10">I</text:p>
                </table:table-cell>
              </table:table-row>
              <table:table-row table:style-name="Tabla5.1">
                <table:table-cell table:style-name="Tabla5.A2" office:value-type="string">
                  <text:p text:style-name="P42">Servicios de salones de juegos (Incluye salones de billar, pool, bowling, bochas)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6">Servicios de entretenimiento n.c.p. </text:p>
                </table:table-cell>
                <table:table-cell table:style-name="Tabla5.B2" office:value-type="string">
                  <text:p text:style-name="P10">D</text:p>
                </table:table-cell>
              </table:table-row>
              <table:table-row table:style-name="Tabla5.1">
                <table:table-cell table:style-name="Tabla5.A2" office:value-type="string">
                  <text:p text:style-name="P45">Juegos recreativos de destreza y deportes </text:p>
                </table:table-cell>
                <table:table-cell table:style-name="Tabla5.B2" office:value-type="string">
                  <text:p text:style-name="P10">D</text:p>
                </table:table-cell>
              </table:table-row>
            </table:table>
            <text:p text:style-name="P33">::::::::::</text:p>
          </table:table-cell>
        </table:table-row>
        <table:table-row table:style-name="Tabla1.1">
          <table:table-cell table:style-name="Tabla1.A1" office:value-type="string">
            <text:p text:style-name="P32">Art. <text:s/>3°) </text:p>
          </table:table-cell>
          <table:table-cell table:style-name="Tabla1.A1" office:value-type="string">
            <text:p text:style-name="P21">Se faculta al Departamento de Digesto e Informática Legislativa del Concejo Municipal a publicar el texto ordenando del Anexo I de la Ordenanza 2488-CM-13. </text:p>
            <text:p text:style-name="P21"/>
          </table:table-cell>
        </table:table-row>
        <table:table-row table:style-name="Tabla1.1">
          <table:table-cell table:style-name="Tabla1.A1" office:value-type="string">
            <text:p text:style-name="P32">Art. <text:s/>4º)</text:p>
          </table:table-cell>
          <table:table-cell table:style-name="Tabla1.A1" office:value-type="string">
            <text:p text:style-name="P34">Comuníquese. Publíquese en el Boletín Oficial. Tómese razón. Cumplido, archívese.</text:p>
          </table:table-cell>
        </table:table-row>
      </table:table>
      <text:p text:style-name="arielito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Thai" svg:font-family="'Droid Sans Thai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arielito" style:family="paragraph" style:parent-style-name="Standard">
      <style:paragraph-properties fo:margin-top="0cm" fo:margin-bottom="0.212cm"/>
    </style:style>
    <style:style style:name="Sin_20_nombre1" style:display-name="Sin nombre1" style:family="paragraph" style:parent-style-name="arielito">
      <style:paragraph-properties fo:text-align="justify" style:justify-single-word="false" fo:background-color="transparent">
        <style:background-image/>
      </style:paragraph-properties>
    </style:style>
    <style:style style:name="Normal_20__28_Web_29_" style:display-name="Normal (Web)" style:family="paragraph" style:parent-style-name="Standard">
      <style:paragraph-properties fo:margin-top="0.049cm" fo:margin-bottom="0.049cm" style:line-height-at-least="0.176cm" fo:hyphenation-ladder-count="no-limit"/>
      <style:text-properties fo:language="es" fo:country="ES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8pt" fo:font-weight="bold" style:font-size-asian="8pt" style:font-weight-asian="bold" style:font-size-complex="8pt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weight="bold" style:font-weight-asian="bold" style:font-name-complex="Trebuchet MS"/>
    </style:style>
    <style:style style:name="MP6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7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</style:style>
    <style:style style:name="MT1" style:family="text">
      <style:text-properties style:font-name="Trebuchet MS" style:font-name-complex="Trebuchet MS"/>
    </style:style>
    <style:style style:name="MT2" style:family="text">
      <style:text-properties style:font-name="Times New Roman1" style:font-name-complex="Times New Roman1"/>
    </style:style>
    <style:style style:name="MT3" style:family="text">
      <style:text-properties fo:font-size="8pt" style:font-name-asian="Trebuchet MS" style:font-size-asian="8pt" style:font-size-complex="8pt"/>
    </style:style>
    <style:style style:name="MT4" style:family="text">
      <style:text-properties fo:font-size="5pt" style:font-size-asian="5pt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3.5cm" fo:margin-left="3cm" fo:margin-right="3cm" style:writing-mode="lr-tb" style:layout-grid-color="#c0c0c0" style:layout-grid-lines="85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3.598cm" fo:margin-left="3cm" fo:margin-right="3cm" style:writing-mode="lr-tb" style:layout-grid-color="#c0c0c0" style:layout-grid-lines="8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1" text:anchor-type="char" svg:x="0.298cm" svg:y="0.012cm" svg:width="6.048cm" svg:height="2.26cm" draw:z-index="3"><draw:image xlink:href="Pictures/10000000000000F1000000587432C3F9.jpg" xlink:type="simple" xlink:show="embed" xlink:actuate="onLoad"/><draw:contour-polygon svg:width="8.478cm" svg:height="3.057cm" svg:viewBox="0 0 8478 3057" draw:points="0,0 0,3057 8478,3057 8478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5"><text:span text:style-name="MT3"><text:s text:c="96"/></text:span><text:span text:style-name="MT4">(Ordenanza 2509-CM-2014)</text:span></text:p>
        <text:p text:style-name="MP6"/>
        <text:p text:style-name="MP7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Claudia </dc:creator>
    <dc:date>2014-09-02T16:39:57</dc:date>
    <meta:print-date>2014-09-02T15:41:15</meta:print-date>
    <meta:editing-cycles>8</meta:editing-cycles>
    <meta:editing-duration>P23DT22H11M8S</meta:editing-duration>
    <meta:generator>LibreOffice/3.5$Linux_x86 LibreOffice_project/350m1$Build-2</meta:generator>
    <meta:printed-by>Claudia </meta:printed-by>
    <meta:document-statistic meta:table-count="5" meta:image-count="1" meta:object-count="0" meta:page-count="4" meta:paragraph-count="103" meta:word-count="1088" meta:character-count="7678" meta:non-whitespace-character-count="6468"/>
    <meta:user-defined meta:name="Información 1"/>
    <meta:user-defined meta:name="Información 2"/>
    <meta:user-defined meta:name="Información 3"/>
    <meta:user-defined meta:name="Información 4"/>
  </office:meta>
</office:document-meta>
</file>